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Heading_20_2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text-indent="0in" style:auto-text-indent="false"/>
    </style:style>
    <style:style style:name="P5" style:family="paragraph" style:parent-style-name="Text_20_body" style:list-style-name="L2">
      <style:paragraph-properties fo:margin-left="0in" fo:margin-right="0in" fo:text-indent="0in" style:auto-text-indent="false"/>
    </style:style>
    <style:style style:name="P6" style:family="paragraph" style:parent-style-name="Text_20_body" style:list-style-name="L3">
      <style:paragraph-properties fo:margin-left="0in" fo:margin-right="0in" fo:text-indent="0in" style:auto-text-indent="false"/>
    </style:style>
    <style:style style:name="P7" style:family="paragraph" style:parent-style-name="Text_20_body" style:list-style-name="L4">
      <style:paragraph-properties fo:margin-left="0in" fo:margin-right="0in" fo:text-indent="0in" style:auto-text-indent="false"/>
    </style:style>
    <style:style style:name="P8" style:family="paragraph" style:parent-style-name="Text_20_body" style:list-style-name="L5">
      <style:paragraph-properties fo:margin-left="0in" fo:margin-right="0in" fo:text-indent="0in" style:auto-text-indent="false"/>
    </style:style>
    <style:style style:name="P9" style:family="paragraph" style:parent-style-name="Text_20_body" style:list-style-name="L6">
      <style:paragraph-properties fo:margin-left="0in" fo:margin-right="0in" fo:text-indent="0in" style:auto-text-indent="false"/>
    </style:style>
    <style:style style:name="P10" style:family="paragraph" style:parent-style-name="Text_20_body" style:list-style-name="L7">
      <style:paragraph-properties fo:margin-left="0in" fo:margin-right="0in" fo:text-indent="0in" style:auto-text-indent="false"/>
    </style:style>
    <style:style style:name="P11" style:family="paragraph" style:parent-style-name="Text_20_body" style:list-style-name="L8">
      <style:paragraph-properties fo:margin-left="0in" fo:margin-right="0in" fo:text-indent="0in" style:auto-text-indent="false"/>
    </style:style>
    <style:style style:name="P12" style:family="paragraph" style:parent-style-name="Text_20_body" style:list-style-name="L9">
      <style:paragraph-properties fo:margin-left="0in" fo:margin-right="0in" fo:text-indent="0in" style:auto-text-indent="false"/>
    </style:style>
    <style:style style:name="P13" style:family="paragraph" style:parent-style-name="Text_20_body" style:list-style-name="L10">
      <style:paragraph-properties fo:margin-left="0in" fo:margin-right="0in" fo:text-indent="0in" style:auto-text-indent="false"/>
    </style:style>
    <style:style style:name="P14" style:family="paragraph" style:parent-style-name="Text_20_body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alytic Approach Based on the Question Type</text:h>
      <text:p text:style-name="P3">When choosing an analytic approach for a problem, the type of question you’re trying to answer greatly influences the methodology. Here are five common types of questions and corresponding analytic approaches:</text:p>
      <text:h text:style-name="P2" text:outline-level="2">1. Descriptive Questions: “What is the current status?”</text:h>
      <text:p text:style-name="P3"><text:span text:style-name="Strong_20_Emphasis">Approach: Descriptive Analytics</text:span></text:p>
      <text:p text:style-name="P3"><text:span text:style-name="Strong_20_Emphasis">Question:</text:span> "What is the current status of our sales?" </text:p>
      <text:p text:style-name="P3"><text:span text:style-name="Strong_20_Emphasis">Techniques:</text:span></text:p>
      <text:list text:style-name="L1">
        <text:list-item>
          <text:p text:style-name="P4">Data aggregation: Combining data from various sources into a unified view.</text:p>
        </text:list-item>
        <text:list-item>
          <text:p text:style-name="P4">Data mining: Extracting useful information from large datasets.</text:p>
        </text:list-item>
        <text:list-item>
          <text:p text:style-name="P4">Data visualization: Using visual tools to present data in an easily understandable format.</text:p>
        </text:list-item>
      </text:list>
      <text:p text:style-name="P3"><text:span text:style-name="Strong_20_Emphasis">Examples:</text:span></text:p>
      <text:list text:style-name="L2">
        <text:list-item>
          <text:p text:style-name="P5">Summarizing sales data</text:p>
        </text:list-item>
        <text:list-item>
          <text:p text:style-name="P5">Creating dashboards</text:p>
        </text:list-item>
        <text:list-item>
          <text:p text:style-name="P5">Generating reports</text:p>
        </text:list-item>
      </text:list>
      <text:h text:style-name="P2" text:outline-level="2">2. Diagnostic Questions: “Why did it happen?”</text:h>
      <text:p text:style-name="P3"><text:span text:style-name="Strong_20_Emphasis">Approach: Diagnostic Analytics</text:span></text:p>
      <text:p text:style-name="P3"><text:span text:style-name="Strong_20_Emphasis">Question:</text:span> "Why did our sales decline in the last quarter?" </text:p>
      <text:p text:style-name="P3"><text:span text:style-name="Strong_20_Emphasis">Techniques:</text:span></text:p>
      <text:list text:style-name="L3">
        <text:list-item>
          <text:p text:style-name="P6">Drill-down: Exploring detailed data to find underlying causes.</text:p>
        </text:list-item>
        <text:list-item>
          <text:p text:style-name="P6">Data discovery: Identifying patterns and relationships in data.</text:p>
        </text:list-item>
        <text:list-item>
          <text:p text:style-name="P6">Correlation analysis: Assessing the relationship between different variables.</text:p>
        </text:list-item>
      </text:list>
      <text:p text:style-name="P3"><text:span text:style-name="Strong_20_Emphasis">Examples:</text:span></text:p>
      <text:list text:style-name="L4">
        <text:list-item>
          <text:p text:style-name="P7">Identifying root causes of sales decline</text:p>
        </text:list-item>
        <text:list-item>
          <text:p text:style-name="P7">Analyzing customer complaints</text:p>
        </text:list-item>
        <text:list-item>
          <text:p text:style-name="P7">Understanding failure points in a process</text:p>
        </text:list-item>
      </text:list>
      <text:h text:style-name="P2" text:outline-level="2"><text:soft-page-break/>3. Predictive Questions: “What is likely to happen?”</text:h>
      <text:p text:style-name="P3"><text:span text:style-name="Strong_20_Emphasis">Approach: Predictive Analytics</text:span></text:p>
      <text:p text:style-name="P3"><text:span text:style-name="Strong_20_Emphasis">Question:</text:span> "What is our sales forecast for the next year?" </text:p>
      <text:p text:style-name="P3"><text:span text:style-name="Strong_20_Emphasis">Techniques:</text:span></text:p>
      <text:list text:style-name="L5">
        <text:list-item>
          <text:p text:style-name="P8">Regression analysis: Predicting outcomes based on relationships between variables.</text:p>
        </text:list-item>
        <text:list-item>
          <text:p text:style-name="P8">Time series forecasting: Predicting future values based on past trends.</text:p>
        </text:list-item>
        <text:list-item>
          <text:p text:style-name="P8">Machine learning models: Using algorithms to predict future outcomes based on historical data.</text:p>
        </text:list-item>
      </text:list>
      <text:p text:style-name="P3"><text:span text:style-name="Strong_20_Emphasis">Examples:</text:span></text:p>
      <text:list text:style-name="L6">
        <text:list-item>
          <text:p text:style-name="P9">Forecasting sales</text:p>
        </text:list-item>
        <text:list-item>
          <text:p text:style-name="P9">Predicting customer churn</text:p>
        </text:list-item>
        <text:list-item>
          <text:p text:style-name="P9">Estimating future demand</text:p>
        </text:list-item>
      </text:list>
      <text:h text:style-name="P2" text:outline-level="2">4. Prescriptive Questions: “What should we do?”</text:h>
      <text:p text:style-name="P3"><text:span text:style-name="Strong_20_Emphasis">Approach: Prescriptive Analytics</text:span></text:p>
      <text:p text:style-name="P3"><text:span text:style-name="Strong_20_Emphasis">Question:</text:span> "What should we do to increase website traffic?" </text:p>
      <text:p text:style-name="P3"><text:span text:style-name="Strong_20_Emphasis">Techniques:</text:span></text:p>
      <text:list text:style-name="L7">
        <text:list-item>
          <text:p text:style-name="P10">Optimization models: Finding the best solution from a set of alternatives.</text:p>
        </text:list-item>
        <text:list-item>
          <text:p text:style-name="P10">Simulation: Modeling scenarios to predict outcomes.</text:p>
        </text:list-item>
        <text:list-item>
          <text:p text:style-name="P10">Decision analysis: Evaluating and comparing different decisions.</text:p>
        </text:list-item>
      </text:list>
      <text:p text:style-name="P3"><text:span text:style-name="Strong_20_Emphasis">Examples:</text:span></text:p>
      <text:list text:style-name="L8">
        <text:list-item>
          <text:p text:style-name="P11">Recommending inventory levels</text:p>
        </text:list-item>
        <text:list-item>
          <text:p text:style-name="P11">Optimizing marketing campaigns</text:p>
        </text:list-item>
        <text:list-item>
          <text:p text:style-name="P11">Determining pricing strategies</text:p>
        </text:list-item>
      </text:list>
      <text:h text:style-name="P2" text:outline-level="2">5. Classification Questions: “Which category does this belong to?”</text:h>
      <text:p text:style-name="P3"><text:span text:style-name="Strong_20_Emphasis">Approach: Classification (Supervised Learning)</text:span></text:p>
      <text:p text:style-name="P3"><text:span text:style-name="Strong_20_Emphasis">Question:</text:span> "Which category does this data point belong to?" </text:p>
      <text:p text:style-name="P3"><text:span text:style-name="Strong_20_Emphasis">Techniques:</text:span></text:p>
      <text:list text:style-name="L9">
        <text:list-item>
          <text:p text:style-name="P12">Logistic regression: Predicting the probability of a categorical outcome.</text:p>
        </text:list-item>
        <text:list-item>
          <text:p text:style-name="P12"><text:soft-page-break/>Decision trees: Splitting data into branches to classify it.</text:p>
        </text:list-item>
        <text:list-item>
          <text:p text:style-name="P12">Support vector machines: Finding the best boundary to separate categories.</text:p>
        </text:list-item>
        <text:list-item>
          <text:p text:style-name="P12">Neural networks: Using interconnected nodes to classify data.</text:p>
        </text:list-item>
      </text:list>
      <text:p text:style-name="P3"><text:span text:style-name="Strong_20_Emphasis">Examples:</text:span></text:p>
      <text:list text:style-name="L10">
        <text:list-item>
          <text:p text:style-name="P13">Email spam detection</text:p>
        </text:list-item>
        <text:list-item>
          <text:p text:style-name="P13">Image classification</text:p>
        </text:list-item>
        <text:list-item>
          <text:p text:style-name="P13">Disease diagnosis</text:p>
        </text:list-item>
      </text:list>
      <text:p text:style-name="P3">Understanding these different types of questions and the corresponding analytic approaches can help you unlock your data's true potential. </text:p>
      <text:p text:style-name="P14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7:52:05.077213273</meta:creation-date>
    <dc:date>2024-07-25T17:52:16.508643312</dc:date>
    <meta:editing-duration>PT12S</meta:editing-duration>
    <meta:editing-cycles>1</meta:editing-cycles>
    <meta:document-statistic meta:table-count="0" meta:image-count="0" meta:object-count="0" meta:page-count="3" meta:paragraph-count="59" meta:word-count="394" meta:character-count="2759" meta:non-whitespace-character-count="2449"/>
    <meta:generator>LibreOffice/24.2.5.2$Linux_X86_64 LibreOffice_project/420$Build-2</meta:generator>
  </office:meta>
</office:document-meta>
</file>